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26pt" svg:x="472.42pt" svg:y="435.97pt">
            <draw:object draw:notify-on-update-of-ranges="Sheet1.A1:Sheet1.A1 Sheet1.A2:Sheet1.A115 Sheet1.B1:Sheet1.B1 Sheet1.B2:Sheet1.B115 Sheet1.C1:Sheet1.C1 Sheet1.C2:Sheet1.C115 Sheet1.D1:Sheet1.D1 Sheet1.D2:Sheet1.D115 Sheet1.E1:Sheet1.E1 Sheet1.E2:Sheet1.E1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8pt" svg:height="255.26pt" svg:x="472.42pt" svg:y="154.35pt">
            <draw:object draw:notify-on-update-of-ranges="Sheet1.H1:Sheet1.H1 Sheet1.H2:Sheet1.H11 Sheet1.I1:Sheet1.I1 Sheet1.I2:Sheet1.I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cpu1</text:p>
          </table:table-cell>
          <table:table-cell office:value-type="string" calcext:value-type="string">
            <text:p>mem1</text:p>
          </table:table-cell>
          <table:table-cell office:value-type="string" calcext:value-type="string">
            <text:p>cpu2</text:p>
          </table:table-cell>
          <table:table-cell office:value-type="string" calcext:value-type="string">
            <text:p>mem2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sent_mbps</text:p>
          </table:table-cell>
          <table:table-cell office:value-type="string" calcext:value-type="string">
            <text:p>retransmits</text:p>
          </table:table-cell>
          <table:table-cell office:value-type="string" calcext:value-type="string">
            <text:p>cpu_load</text:p>
          </table:table-cell>
          <table:table-cell office:value-type="string" calcext:value-type="string">
            <text:p>total_time</text:p>
          </table:table-cell>
        </table:table-row>
        <table:table-row table:style-name="ro1">
          <table:table-cell office:value-type="string" calcext:value-type="string">
            <text:p>20210406-140134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office:value-type="float" office:value="73.3" calcext:value-type="float">
            <text:p>73.3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20210406-140134</text:p>
          </table:table-cell>
          <table:table-cell office:value-type="float" office:value="10.573002109637" calcext:value-type="float">
            <text:p>10.573002109637</text:p>
          </table:table-cell>
          <table:table-cell office:value-type="float" office:value="183" calcext:value-type="float">
            <text:p>183</text:p>
          </table:table-cell>
          <table:table-cell office:value-type="float" office:value="0.07472" calcext:value-type="float">
            <text:p>0.07472</text:p>
          </table:table-cell>
          <table:table-cell office:value-type="float" office:value="30.3415582180023" calcext:value-type="float">
            <text:p>30.3415582180023</text:p>
          </table:table-cell>
        </table:table-row>
        <table:table-row table:style-name="ro1">
          <table:table-cell office:value-type="string" calcext:value-type="string">
            <text:p>20210406-14013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66.7" calcext:value-type="float">
            <text:p>66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20210406-140234</text:p>
          </table:table-cell>
          <table:table-cell office:value-type="float" office:value="9.004520058929" calcext:value-type="float">
            <text:p>9.004520058929</text:p>
          </table:table-cell>
          <table:table-cell office:value-type="float" office:value="100" calcext:value-type="float">
            <text:p>100</text:p>
          </table:table-cell>
          <table:table-cell office:value-type="float" office:value="0.08335" calcext:value-type="float">
            <text:p>0.08335</text:p>
          </table:table-cell>
          <table:table-cell office:value-type="float" office:value="30.3429486751556" calcext:value-type="float">
            <text:p>30.3429486751556</text:p>
          </table:table-cell>
        </table:table-row>
        <table:table-row table:style-name="ro1">
          <table:table-cell office:value-type="string" calcext:value-type="string">
            <text:p>20210406-140145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335</text:p>
          </table:table-cell>
          <table:table-cell office:value-type="float" office:value="9.988229609158" calcext:value-type="float">
            <text:p>9.988229609158</text:p>
          </table:table-cell>
          <table:table-cell office:value-type="float" office:value="333" calcext:value-type="float">
            <text:p>333</text:p>
          </table:table-cell>
          <table:table-cell office:value-type="float" office:value="0.117661" calcext:value-type="float">
            <text:p>0.117661</text:p>
          </table:table-cell>
          <table:table-cell office:value-type="float" office:value="30.4058792591095" calcext:value-type="float">
            <text:p>30.4058792591095</text:p>
          </table:table-cell>
        </table:table-row>
        <table:table-row table:style-name="ro1">
          <table:table-cell office:value-type="string" calcext:value-type="string">
            <text:p>20210406-140150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435</text:p>
          </table:table-cell>
          <table:table-cell office:value-type="float" office:value="8.805316724293" calcext:value-type="float">
            <text:p>8.805316724293</text:p>
          </table:table-cell>
          <table:table-cell office:value-type="float" office:value="111" calcext:value-type="float">
            <text:p>111</text:p>
          </table:table-cell>
          <table:table-cell office:value-type="float" office:value="0.095673" calcext:value-type="float">
            <text:p>0.095673</text:p>
          </table:table-cell>
          <table:table-cell office:value-type="float" office:value="30.3384532928467" calcext:value-type="float">
            <text:p>30.3384532928467</text:p>
          </table:table-cell>
        </table:table-row>
        <table:table-row table:style-name="ro1">
          <table:table-cell office:value-type="string" calcext:value-type="string">
            <text:p>20210406-140156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536</text:p>
          </table:table-cell>
          <table:table-cell office:value-type="float" office:value="8.651172742536" calcext:value-type="float">
            <text:p>8.651172742536</text:p>
          </table:table-cell>
          <table:table-cell office:value-type="float" office:value="126" calcext:value-type="float">
            <text:p>126</text:p>
          </table:table-cell>
          <table:table-cell office:value-type="float" office:value="0.091075" calcext:value-type="float">
            <text:p>0.091075</text:p>
          </table:table-cell>
          <table:table-cell office:value-type="float" office:value="30.3022072315216" calcext:value-type="float">
            <text:p>30.3022072315216</text:p>
          </table:table-cell>
        </table:table-row>
        <table:table-row table:style-name="ro1">
          <table:table-cell office:value-type="string" calcext:value-type="string">
            <text:p>20210406-1402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636</text:p>
          </table:table-cell>
          <table:table-cell office:value-type="float" office:value="8.396383120166" calcext:value-type="float">
            <text:p>8.396383120166</text:p>
          </table:table-cell>
          <table:table-cell office:value-type="float" office:value="72" calcext:value-type="float">
            <text:p>72</text:p>
          </table:table-cell>
          <table:table-cell office:value-type="float" office:value="0.076971" calcext:value-type="float">
            <text:p>0.076971</text:p>
          </table:table-cell>
          <table:table-cell office:value-type="float" office:value="30.35329413414" calcext:value-type="float">
            <text:p>30.35329413414</text:p>
          </table:table-cell>
        </table:table-row>
        <table:table-row table:style-name="ro1">
          <table:table-cell office:value-type="string" calcext:value-type="string">
            <text:p>20210406-140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736</text:p>
          </table:table-cell>
          <table:table-cell office:value-type="float" office:value="9.007217590806" calcext:value-type="float">
            <text:p>9.007217590806</text:p>
          </table:table-cell>
          <table:table-cell office:value-type="float" office:value="101" calcext:value-type="float">
            <text:p>101</text:p>
          </table:table-cell>
          <table:table-cell office:value-type="float" office:value="0.087276" calcext:value-type="float">
            <text:p>0.087276</text:p>
          </table:table-cell>
          <table:table-cell office:value-type="float" office:value="30.3180932998657" calcext:value-type="float">
            <text:p>30.3180932998657</text:p>
          </table:table-cell>
        </table:table-row>
        <table:table-row table:style-name="ro1">
          <table:table-cell office:value-type="string" calcext:value-type="string">
            <text:p>20210406-140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837</text:p>
          </table:table-cell>
          <table:table-cell office:value-type="float" office:value="9.484113621605" calcext:value-type="float">
            <text:p>9.484113621605</text:p>
          </table:table-cell>
          <table:table-cell office:value-type="float" office:value="83" calcext:value-type="float">
            <text:p>83</text:p>
          </table:table-cell>
          <table:table-cell office:value-type="float" office:value="0.078755" calcext:value-type="float">
            <text:p>0.078755</text:p>
          </table:table-cell>
          <table:table-cell office:value-type="float" office:value="30.305267572403" calcext:value-type="float">
            <text:p>30.305267572403</text:p>
          </table:table-cell>
        </table:table-row>
        <table:table-row table:style-name="ro1">
          <table:table-cell office:value-type="string" calcext:value-type="string">
            <text:p>20210406-140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0937</text:p>
          </table:table-cell>
          <table:table-cell office:value-type="float" office:value="9.09941492635" calcext:value-type="float">
            <text:p>9.09941492635</text:p>
          </table:table-cell>
          <table:table-cell office:value-type="float" office:value="107" calcext:value-type="float">
            <text:p>107</text:p>
          </table:table-cell>
          <table:table-cell office:value-type="float" office:value="0.069952" calcext:value-type="float">
            <text:p>0.069952</text:p>
          </table:table-cell>
          <table:table-cell office:value-type="float" office:value="30.3687193393707" calcext:value-type="float">
            <text:p>30.3687193393707</text:p>
          </table:table-cell>
        </table:table-row>
        <table:table-row table:style-name="ro1">
          <table:table-cell office:value-type="string" calcext:value-type="string">
            <text:p>20210406-140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0210406-141038</text:p>
          </table:table-cell>
          <table:table-cell office:value-type="float" office:value="9.148944959245" calcext:value-type="float">
            <text:p>9.148944959245</text:p>
          </table:table-cell>
          <table:table-cell office:value-type="float" office:value="121" calcext:value-type="float">
            <text:p>121</text:p>
          </table:table-cell>
          <table:table-cell office:value-type="float" office:value="0.08179" calcext:value-type="float">
            <text:p>0.08179</text:p>
          </table:table-cell>
          <table:table-cell office:value-type="float" office:value="30.359699010849" calcext:value-type="float">
            <text:p>30.359699010849</text:p>
          </table:table-cell>
        </table:table-row>
        <table:table-row table:style-name="ro1">
          <table:table-cell office:value-type="string" calcext:value-type="string">
            <text:p>20210406-140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3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44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49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254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00</text:p>
          </table:table-cell>
          <table:table-cell office:value-type="float" office:value="88.9" calcext:value-type="float">
            <text:p>88.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43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48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5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359</text:p>
          </table:table-cell>
          <table:table-cell office:value-type="float" office:value="106.7" calcext:value-type="float">
            <text:p>10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05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36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4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47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5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458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03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4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46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5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55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02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18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39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45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50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656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06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38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44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4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754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00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05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42</text:p>
          </table:table-cell>
          <table:table-cell office:value-type="float" office:value="94.1" calcext:value-type="float">
            <text:p>94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4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5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85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0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4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4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5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095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03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40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4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51</text:p>
          </table:table-cell>
          <table:table-cell office:value-type="float" office:value="93.3" calcext:value-type="float">
            <text:p>93.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056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66.7" calcext:value-type="float">
            <text:p>6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0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07</text:p>
          </table:table-cell>
          <table:table-cell office:value-type="float" office:value="87.5" calcext:value-type="float">
            <text:p>87.5</text:p>
          </table:table-cell>
          <table:table-cell office:value-type="float" office:value="1" calcext:value-type="float">
            <text:p>1</text:p>
          </table:table-cell>
          <table:table-cell office:value-type="float" office:value="86.7" calcext:value-type="float">
            <text:p>86.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34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0406-141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6:15:34.551947074</meta:creation-date>
    <dc:date>2021-04-06T17:41:45.262416463</dc:date>
    <meta:editing-duration>PT1H14M44S</meta:editing-duration>
    <meta:editing-cycles>2</meta:editing-cycles>
    <meta:generator>LibreOffice/6.0.7.3$Linux_X86_64 LibreOffice_project/00m0$Build-3</meta:generator>
    <meta:document-statistic meta:table-count="1" meta:cell-count="6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legend chart:legend-position="end" svg:x="14.3cm" svg:y="3.457cm" style:legend-expansion="high" chart:style-name="ch2"/>
        <chart:plot-area chart:style-name="ch3" table:cell-range-address="Sheet1.A1:Sheet1.E115" chart:data-source-has-labels="both" svg:x="1.331cm" svg:y="0.18cm" svg:width="12.649cm" svg:height="7.665cm">
          <chartooo:coordinate-region svg:x="3.333cm" svg:y="0.18cm" svg:width="10.647cm" svg:height="5.027cm"/>
          <chart:axis chart:dimension="x" chart:name="primary-x" chart:style-name="ch4" chartooo:axis-type="auto">
            <chartooo:date-scale/>
            <chart:title svg:x="6.804cm" svg:y="8.025cm" chart:style-name="ch5">
              <text:p>Timestamp</text:p>
            </chart:title>
            <chart:categories table:cell-range-address="Sheet1.A2:Sheet1.A115"/>
          </chart:axis>
          <chart:axis chart:dimension="y" chart:name="primary-y" chart:style-name="ch6">
            <chart:title svg:x="0.451cm" svg:y="5.432cm" chart:style-name="ch7">
              <text:p>Percent (cpu/mem)</text:p>
            </chart:title>
            <chart:grid chart:style-name="ch8" chart:class="major"/>
          </chart:axis>
          <chart:series chart:style-name="ch9" chart:values-cell-range-address="Sheet1.B2:Sheet1.B115" chart:label-cell-address="Sheet1.B1:Sheet1.B1" chart:class="chart:bar">
            <chart:data-point chart:repeated="114"/>
          </chart:series>
          <chart:series chart:style-name="ch10" chart:values-cell-range-address="Sheet1.C2:Sheet1.C115" chart:label-cell-address="Sheet1.C1:Sheet1.C1" chart:class="chart:bar">
            <chart:data-point chart:repeated="114"/>
          </chart:series>
          <chart:series chart:style-name="ch11" chart:values-cell-range-address="Sheet1.D2:Sheet1.D115" chart:label-cell-address="Sheet1.D1:Sheet1.D1" chart:class="chart:bar">
            <chart:data-point chart:repeated="114"/>
          </chart:series>
          <chart:series chart:style-name="ch12" chart:values-cell-range-address="Sheet1.E2:Sheet1.E115" chart:label-cell-address="Sheet1.E1:Sheet1.E1" chart:class="chart:bar">
            <chart:data-point chart:repeated="1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1</text:p>
                <draw:g>
                  <svg:desc>Sheet1.B1:Sheet1.B1</svg:desc>
                </draw:g>
              </table:table-cell>
              <table:table-cell office:value-type="string">
                <text:p>mem1</text:p>
                <draw:g>
                  <svg:desc>Sheet1.C1:Sheet1.C1</svg:desc>
                </draw:g>
              </table:table-cell>
              <table:table-cell office:value-type="string">
                <text:p>cpu2</text:p>
                <draw:g>
                  <svg:desc>Sheet1.D1:Sheet1.D1</svg:desc>
                </draw:g>
              </table:table-cell>
              <table:table-cell office:value-type="string">
                <text:p>mem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40134</text:p>
                <draw:g>
                  <svg:desc>Sheet1.A2:Sheet1.A115</svg:desc>
                </draw:g>
              </table:table-cell>
              <table:table-cell office:value-type="float" office:value="73.3">
                <text:p>73.3</text:p>
                <draw:g>
                  <svg:desc>Sheet1.B2:Sheet1.B115</svg:desc>
                </draw:g>
              </table:table-cell>
              <table:table-cell office:value-type="float" office:value="0.8">
                <text:p>0.8</text:p>
                <draw:g>
                  <svg:desc>Sheet1.C2:Sheet1.C115</svg:desc>
                </draw:g>
              </table:table-cell>
              <table:table-cell office:value-type="float" office:value="73.3">
                <text:p>73.3</text:p>
                <draw:g>
                  <svg:desc>Sheet1.D2:Sheet1.D115</svg:desc>
                </draw:g>
              </table:table-cell>
              <table:table-cell office:value-type="float" office:value="0.8">
                <text:p>0.8</text:p>
                <draw:g>
                  <svg:desc>Sheet1.E2:Sheet1.E115</svg:desc>
                </draw:g>
              </table:table-cell>
            </table:table-row>
            <table:table-row>
              <table:table-cell office:value-type="string">
                <text:p>20210406-140139</text:p>
              </table:table-cell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66.7">
                <text:p>66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10406-140145</text:p>
              </table:table-cell>
              <table:table-cell office:value-type="float" office:value="93.8">
                <text:p>93.8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150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156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0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3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44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49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254</text:p>
              </table:table-cell>
              <table:table-cell office:value-type="float" office:value="46.7">
                <text:p>46.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00</text:p>
              </table:table-cell>
              <table:table-cell office:value-type="float" office:value="88.9">
                <text:p>88.9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3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43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48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33.3">
                <text:p>3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5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359</text:p>
              </table:table-cell>
              <table:table-cell office:value-type="float" office:value="106.7">
                <text:p>106.7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05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36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4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47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53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458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03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4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46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5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  <table:table-cell office:value-type="float" office:value="53.3">
                <text:p>5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557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02</text:p>
              </table:table-cell>
              <table:table-cell office:value-type="float" office:value="56.2">
                <text:p>56.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18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39</text:p>
              </table:table-cell>
              <table:table-cell office:value-type="float" office:value="81.2">
                <text:p>81.2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45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50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656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0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06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38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44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4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754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00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68.8">
                <text:p>6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05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3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42</text:p>
              </table:table-cell>
              <table:table-cell office:value-type="float" office:value="94.1">
                <text:p>94.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48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53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858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04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3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4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4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5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0957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03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40</text:p>
              </table:table-cell>
              <table:table-cell office:value-type="float" office:value="73.3">
                <text:p>73.3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45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51</text:p>
              </table:table-cell>
              <table:table-cell office:value-type="float" office:value="93.3">
                <text:p>93.3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056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66.7">
                <text:p>6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0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  <table:table-cell office:value-type="float" office:value="62.5">
                <text:p>6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07</text:p>
              </table:table-cell>
              <table:table-cell office:value-type="float" office:value="87.5">
                <text:p>87.5</text:p>
              </table:table-cell>
              <table:table-cell office:value-type="float" office:value="1">
                <text:p>1</text:p>
              </table:table-cell>
              <table:table-cell office:value-type="float" office:value="86.7">
                <text:p>8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34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10406-14113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bar" chart:style-name="ch1">
        <chart:legend chart:legend-position="end" svg:x="13.533cm" svg:y="4.204cm" style:legend-expansion="high" chart:style-name="ch2"/>
        <chart:plot-area chart:style-name="ch3" table:cell-range-address="Sheet1.H1:Sheet1.I11" chart:data-source-has-labels="both" svg:x="1.33cm" svg:y="0.18cm" svg:width="11.884cm" svg:height="7.665cm">
          <chartooo:coordinate-region svg:x="2.845cm" svg:y="0.18cm" svg:width="10.369cm" svg:height="5.026cm"/>
          <chart:axis chart:dimension="x" chart:name="primary-x" chart:style-name="ch4" chartooo:axis-type="auto">
            <chartooo:date-scale/>
            <chart:title svg:x="6.421cm" svg:y="8.025cm" chart:style-name="ch5">
              <text:p>Timestamp</text:p>
            </chart:title>
            <chart:categories table:cell-range-address="Sheet1.H2:Sheet1.H11"/>
          </chart:axis>
          <chart:axis chart:dimension="y" chart:name="primary-y" chart:style-name="ch6">
            <chart:title svg:x="0.451cm" svg:y="4.413cm" chart:style-name="ch7">
              <text:p>Mb/s</text:p>
            </chart:title>
            <chart:grid chart:style-name="ch8" chart:class="major"/>
          </chart:axis>
          <chart:series chart:style-name="ch9" chart:values-cell-range-address="Sheet1.I2:Sheet1.I11" chart:label-cell-address="Sheet1.I1:Sheet1.I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_mbp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0406-140134</text:p>
                <draw:g>
                  <svg:desc>Sheet1.H2:Sheet1.H11</svg:desc>
                </draw:g>
              </table:table-cell>
              <table:table-cell office:value-type="float" office:value="10.573002109637">
                <text:p>10.573002109637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0210406-140234</text:p>
              </table:table-cell>
              <table:table-cell office:value-type="float" office:value="9.004520058929">
                <text:p>9.004520058929</text:p>
              </table:table-cell>
            </table:table-row>
            <table:table-row>
              <table:table-cell office:value-type="string">
                <text:p>20210406-140335</text:p>
              </table:table-cell>
              <table:table-cell office:value-type="float" office:value="9.988229609158">
                <text:p>9.988229609158</text:p>
              </table:table-cell>
            </table:table-row>
            <table:table-row>
              <table:table-cell office:value-type="string">
                <text:p>20210406-140435</text:p>
              </table:table-cell>
              <table:table-cell office:value-type="float" office:value="8.805316724293">
                <text:p>8.805316724293</text:p>
              </table:table-cell>
            </table:table-row>
            <table:table-row>
              <table:table-cell office:value-type="string">
                <text:p>20210406-140536</text:p>
              </table:table-cell>
              <table:table-cell office:value-type="float" office:value="8.651172742536">
                <text:p>8.651172742536</text:p>
              </table:table-cell>
            </table:table-row>
            <table:table-row>
              <table:table-cell office:value-type="string">
                <text:p>20210406-140636</text:p>
              </table:table-cell>
              <table:table-cell office:value-type="float" office:value="8.396383120166">
                <text:p>8.396383120166</text:p>
              </table:table-cell>
            </table:table-row>
            <table:table-row>
              <table:table-cell office:value-type="string">
                <text:p>20210406-140736</text:p>
              </table:table-cell>
              <table:table-cell office:value-type="float" office:value="9.007217590806">
                <text:p>9.007217590806</text:p>
              </table:table-cell>
            </table:table-row>
            <table:table-row>
              <table:table-cell office:value-type="string">
                <text:p>20210406-140837</text:p>
              </table:table-cell>
              <table:table-cell office:value-type="float" office:value="9.484113621605">
                <text:p>9.484113621605</text:p>
              </table:table-cell>
            </table:table-row>
            <table:table-row>
              <table:table-cell office:value-type="string">
                <text:p>20210406-140937</text:p>
              </table:table-cell>
              <table:table-cell office:value-type="float" office:value="9.09941492635">
                <text:p>9.09941492635</text:p>
              </table:table-cell>
            </table:table-row>
            <table:table-row>
              <table:table-cell office:value-type="string">
                <text:p>20210406-141038</text:p>
              </table:table-cell>
              <table:table-cell office:value-type="float" office:value="9.148944959245">
                <text:p>9.148944959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